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1" style:family="table-cell" style:parent-style-name="Default">
      <style:text-properties style:font-name-asian="Noto Sans CJK SC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微软雅黑" style:language-asian="zh" style:country-asian="CN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erif" style:font-name-asian="Cantarell" style:font-name-complex="FreeSerif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4"/>
          <table:table-cell table:style-name="ce1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/>
          <table:table-cell table:style-name="ce11" office:value-type="string" calcext:value-type="string">
            <text:p>兔：𠮥儿丶</text:p>
          </table:table-cell>
          <table:table-cell table:style-name="ce13" office:value-type="string" calcext:value-type="string">
            <text:p>衆：丿皿亻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1" office:value-type="string" calcext:value-type="string">
            <text:p>鼠：臼𠮥</text:p>
          </table:table-cell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耒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氏亞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キ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亼皿</text:p>
          </table:table-cell>
          <table:table-cell office:value-type="string" calcext:value-type="string">
            <text:p>雨申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<text:span text:style-name="T2">乡</text:span></text:p>
          </table:table-cell>
          <table:table-cell office:value-type="string" calcext:value-type="string">
            <text:p>丁丂華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尸卩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7">糸幺</text:span><text:span text:style-name="T8">丩</text:span></text:p>
          </table:table-cell>
          <table:table-cell office:value-type="string" calcext:value-type="string">
            <text:p><text:span text:style-name="T1">……</text:span><text:span text:style-name="T9">𠮥釆</text:span>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<text:span text:style-name="T1">凵匚コ</text:span></text:p>
          </table:table-cell>
          <table:table-cell office:value-type="string" calcext:value-type="string">
            <text:p>禾齊</text:p>
          </table:table-cell>
          <table:table-cell table:number-columns-repeated="4"/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門户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冂㐄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style-name="ce11"/>
          <table:table-cell table:number-columns-repeated="10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皮革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07:37:07.446151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5T16:20:49.057098482</dc:date>
    <meta:editing-duration>P16DT2H14M</meta:editing-duration>
    <meta:editing-cycles>3240</meta:editing-cycles>
    <meta:generator>LibreOffice/24.2.7.2$Linux_X86_64 LibreOffice_project/420$Build-2</meta:generator>
    <meta:document-statistic meta:table-count="1" meta:cell-count="458" meta:object-count="0"/>
  </office:meta>
</office:document-meta>
</file>